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5cc" officeooo:paragraph-rsid="001705cc"/>
    </style:style>
    <style:style style:name="P2" style:family="paragraph" style:parent-style-name="Standard">
      <style:text-properties officeooo:rsid="0017dab6" officeooo:paragraph-rsid="0017dab6"/>
    </style:style>
    <style:style style:name="P3" style:family="paragraph" style:parent-style-name="Standard">
      <style:text-properties officeooo:rsid="00185f75" officeooo:paragraph-rsid="00185f75"/>
    </style:style>
    <style:style style:name="P4" style:family="paragraph" style:parent-style-name="Heading_20_1">
      <style:text-properties fo:color="#000000" style:font-name="Liberation Serif" fo:font-size="12pt" fo:font-weight="normal" officeooo:paragraph-rsid="0017da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officeooo:rsid="001705cc" officeooo:paragraph-rsid="00193ab1"/>
    </style:style>
    <style:style style:name="P6" style:family="paragraph" style:parent-style-name="Standard">
      <style:text-properties officeooo:rsid="001705cc" officeooo:paragraph-rsid="00193ab1"/>
    </style:style>
    <style:style style:name="P7" style:family="paragraph" style:parent-style-name="Standard">
      <style:text-properties style:font-name="times new roman" fo:font-size="12pt" fo:font-style="normal" fo:font-weight="normal" officeooo:rsid="001705cc" officeooo:paragraph-rsid="00193ab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times new roman" fo:font-size="12pt" fo:font-weight="normal" officeooo:rsid="001705cc" officeooo:paragraph-rsid="00193ab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289d3a" officeooo:paragraph-rsid="00193ab1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rsid="00402cb1" officeooo:paragraph-rsid="00193ab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rsid="001705cc" officeooo:paragraph-rsid="00193ab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rsid="0041897f" officeooo:paragraph-rsid="00193ab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paragraph-rsid="00193a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rsid="003c29ba" officeooo:paragraph-rsid="00193ab1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7dab6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4" style:family="text">
      <style:text-properties officeooo:rsid="0041897f"/>
    </style:style>
    <style:style style:name="T5" style:family="text">
      <style:text-properties officeooo:rsid="003c29ba"/>
    </style:style>
    <style:style style:name="T6" style:family="text">
      <style:text-properties officeooo:rsid="00402cb1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c29ba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teratura</text:p>
      <text:p text:style-name="P5"/>
      <text:p text:style-name="P10">[<text:span text:style-name="T4">1</text:span>] Shahin, Mojtaba &amp; Zahedi, Mansooreh &amp; Ali Babar, Muhammad &amp; Zhu, Liming. (2018). An empirical study of architecting for continuous delivery and deployment. Empirical Software Engineering. <text:s/>10.1007/s10664-018-9651-4</text:p>
      <text:p text:style-name="P11"/>
      <text:p text:style-name="P12">[2] Yangyang Zhao, Alexander Serebrenik, Yuming Zhou, Vladimir Filkov, and Bogdan Vasilescu. 2017. The impact of continuous integration on other software development practices: a large-scale empirical study. In Proceedings of the 32nd IEEE/ACM International Conference on Automated Software Engineering (ASE 2017). IEEE Press, Piscataway, NJ, USA, 60-71.</text:p>
      <text:p text:style-name="P11"/>
      <text:p text:style-name="P12">[3] Ståhl, Daniel &amp; Bosch, Jan. (2014). Modeling continuous integration practice differences in industry software development. Journal of Systems and Software. 87. 48–59. 10.1016/j.jss.2013.08.032.</text:p>
      <text:p text:style-name="P11"/>
      <text:p text:style-name="P13"><text:span text:style-name="T5">[4] Cloud Computing Bible, Barrie Sosinsky, 2011 Willey Publishing, Inc </text:span><text:span text:style-name="T1">ISBN: 978-0470903568</text:span></text:p>
      <text:p text:style-name="P14"/>
      <text:p text:style-name="P14">[<text:span text:style-name="T4">5</text:span>] <text:span text:style-name="T6">C</text:span>ontinous Integration, Martin Fowler, 01 May 2006</text:p>
      <text:p text:style-name="P14"/>
      <text:p text:style-name="P13"><text:span text:style-name="T5">[6] Ansible: Up and Running, Lorin Hochstein, Rene Moser, 20 Jul 2017 O’Reilly Media, Inc, I</text:span><text:span text:style-name="T1">SBN: 978-1491979754</text:span></text:p>
      <text:p text:style-name="P14"/>
      <text:p text:style-name="P13"><text:span text:style-name="T5">[7] The Linux Command Line, William E. Shotts Jr., 2015 <text:s/>Helion, </text:span><text:span text:style-name="T1">ISBN: 978-1593273897</text:span></text:p>
      <text:p text:style-name="P11"/>
      <text:p text:style-name="P6"><text:span text:style-name="T8">[8] </text:span><text:a xlink:type="simple" xlink:href="https://jenkins.io/doc/" text:style-name="Internet_20_link" text:visited-style-name="Visited_20_Internet_20_Link"><text:span text:style-name="T7">https://jenkins.io/doc/</text:span></text:a></text:p>
      <text:p text:style-name="P8"/>
      <text:p text:style-name="P6"><text:span text:style-name="T8">[9] </text:span><text:a xlink:type="simple" xlink:href="https://gerrit-review.googlesource.com/Documentation/" text:style-name="Internet_20_link" text:visited-style-name="Visited_20_Internet_20_Link"><text:span text:style-name="T7">https://gerrit-review.googlesource.com/Documentation/</text:span></text:a></text:p>
      <text:p text:style-name="P8"/>
      <text:p text:style-name="P6"><text:span text:style-name="T8">[10] </text:span><text:a xlink:type="simple" xlink:href="https://about.gitlab.com/install/?version=ce" text:style-name="Internet_20_link" text:visited-style-name="Visited_20_Internet_20_Link"><text:span text:style-name="T7">https://about.gitlab.com/install/?version=ce</text:span></text:a></text:p>
      <text:p text:style-name="P8"/>
      <text:p text:style-name="P6"><text:span text:style-name="T8">[11] </text:span><text:a xlink:type="simple" xlink:href="https://zuul-ci.org/docs/zuul/" text:style-name="Internet_20_link" text:visited-style-name="Visited_20_Internet_20_Link"><text:span text:style-name="T7">https://zuul-ci.org/docs/zuul/</text:span></text:a></text:p>
      <text:p text:style-name="P8"/>
      <text:p text:style-name="P6"><text:span text:style-name="T8">[12] </text:span><text:a xlink:type="simple" xlink:href="https://docs.ansible.com/" text:style-name="Internet_20_link" text:visited-style-name="Visited_20_Internet_20_Link"><text:span text:style-name="T7">https://docs.ansible.com/</text:span></text:a></text:p>
      <text:p text:style-name="P8"/>
      <text:p text:style-name="P6"><text:span text:style-name="T8">[13] </text:span><text:a xlink:type="simple" xlink:href="https://docs.openstack.org/install-guide/overview.html" text:style-name="Internet_20_link" text:visited-style-name="Visited_20_Internet_20_Link"><text:span text:style-name="T7">https://docs.openstack.org/install-guide/overview.html</text:span></text:a></text:p>
      <text:p text:style-name="P8"/>
      <text:p text:style-name="P6"><text:span text:style-name="T8">[14] </text:span><text:a xlink:type="simple" xlink:href="http://docs.grafana.org/" text:style-name="Internet_20_link" text:visited-style-name="Visited_20_Internet_20_Link"><text:span text:style-name="T7">http://docs.grafana.org/</text:span></text:a></text:p>
      <text:p text:style-name="P8"/>
      <text:p text:style-name="P6"><text:span text:style-name="T8">[15] </text:span><text:a xlink:type="simple" xlink:href="https://prometheus.io/docs/" text:style-name="Internet_20_link" text:visited-style-name="Visited_20_Internet_20_Link"><text:span text:style-name="T7">https://prometheus.io/docs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4:41:26.578615724</meta:creation-date>
    <dc:date>2019-03-30T22:32:03.991375432</dc:date>
    <meta:editing-duration>PT2H39M6S</meta:editing-duration>
    <meta:editing-cycles>4</meta:editing-cycles>
    <meta:generator>LibreOffice/6.0.7.3.0$Linux_X86_64 LibreOffice_project/00$Build-3</meta:generator>
    <meta:document-statistic meta:table-count="0" meta:image-count="0" meta:object-count="0" meta:page-count="1" meta:paragraph-count="16" meta:word-count="167" meta:character-count="1438" meta:non-whitespace-character-count="1286"/>
  </office:meta>
</office:document-meta>
</file>